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3.515cm"/>
    </style:style>
    <style:style style:name="Tableau1.B" style:family="table-column">
      <style:table-column-properties style:column-width="6.81cm"/>
    </style:style>
    <style:style style:name="Tableau1.C" style:family="table-column">
      <style:table-column-properties style:column-width="4.177cm"/>
    </style:style>
    <style:style style:name="Tableau1.D" style:family="table-column">
      <style:table-column-properties style:column-width="3.08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59cm" table:align="left"/>
    </style:style>
    <style:style style:name="Tableau2.A" style:family="table-column">
      <style:table-column-properties style:column-width="3.769cm"/>
    </style:style>
    <style:style style:name="Tableau2.B" style:family="table-column">
      <style:table-column-properties style:column-width="6.151cm"/>
    </style:style>
    <style:style style:name="Tableau2.C" style:family="table-column">
      <style:table-column-properties style:column-width="4.72cm"/>
    </style:style>
    <style:style style:name="Tableau2.D" style:family="table-column">
      <style:table-column-properties style:column-width="2.94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.59cm" table:align="left"/>
    </style:style>
    <style:style style:name="Tableau3.A" style:family="table-column">
      <style:table-column-properties style:column-width="2.923cm"/>
    </style:style>
    <style:style style:name="Tableau3.B" style:family="table-column">
      <style:table-column-properties style:column-width="14.66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.59cm" table:align="left"/>
    </style:style>
    <style:style style:name="Tableau4.A" style:family="table-column">
      <style:table-column-properties style:column-width="1.991cm"/>
    </style:style>
    <style:style style:name="Tableau4.B" style:family="table-column">
      <style:table-column-properties style:column-width="3.491cm"/>
    </style:style>
    <style:style style:name="Tableau4.C" style:family="table-column">
      <style:table-column-properties style:column-width="5.708cm"/>
    </style:style>
    <style:style style:name="Tableau4.D" style:family="table-column">
      <style:table-column-properties style:column-width="6.399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.59cm" table:align="left"/>
    </style:style>
    <style:style style:name="Tableau5.A" style:family="table-column">
      <style:table-column-properties style:column-width="6.854cm"/>
    </style:style>
    <style:style style:name="Tableau5.B" style:family="table-column">
      <style:table-column-properties style:column-width="10.735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.59cm" table:align="left"/>
    </style:style>
    <style:style style:name="Tableau6.A" style:family="table-column">
      <style:table-column-properties style:column-width="4.419cm"/>
    </style:style>
    <style:style style:name="Tableau6.B" style:family="table-column">
      <style:table-column-properties style:column-width="4.251cm"/>
    </style:style>
    <style:style style:name="Tableau6.C" style:family="table-column">
      <style:table-column-properties style:column-width="3.133cm"/>
    </style:style>
    <style:style style:name="Tableau6.D" style:family="table-column">
      <style:table-column-properties style:column-width="2.425cm"/>
    </style:style>
    <style:style style:name="Tableau6.E" style:family="table-column">
      <style:table-column-properties style:column-width="3.362cm"/>
    </style:style>
    <style:style style:name="Tableau6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4564e"/>
    </style:style>
    <style:style style:name="P2" style:family="paragraph" style:parent-style-name="Heading_20_1">
      <style:paragraph-properties fo:break-before="page"/>
      <style:text-properties officeooo:paragraph-rsid="0014564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officeooo:rsid="001456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n construit d’abord <text:span text:style-name="Strong_20_Emphasis">la table de projection</text:span> (le contrat conceptuel) avant d’écrire le moindre code.</text:p>
      <text:p text:style-name="Text_20_body">Ce tableau définit :</text:p>
      <text:list text:style-name="L1">
        <text:list-item>
          <text:p text:style-name="P4"><text:span text:style-name="Emphasis">comment un événement de domaine doit être interprété par ui_etat_joueur</text:span>,</text:p>
        </text:list-item>
        <text:list-item>
          <text:p text:style-name="P4"><text:span text:style-name="Emphasis">ce qu’il modifie dans la projection d’état</text:span>,</text:p>
        </text:list-item>
        <text:list-item>
          <text:p text:style-name="P4"><text:span text:style-name="Emphasis">ce qu’il provoque comme signal d’attention dans le journal</text:span>,</text:p>
        </text:list-item>
        <text:list-item>
          <text:p text:style-name="P4"><text:span text:style-name="Emphasis">ce qu’il ne doit surtout PAS faire</text:span>.</text:p>
        </text:list-item>
      </text:list>
      <text:p text:style-name="Text_20_body">C’est le “cerveau” du module.<text:line-break/>Quand ce tableau est fixé, coder <text:span text:style-name="Source_20_Text">_traiter_evenement_domaine()</text:span> devient mécanique.</text:p>
      <text:p text:style-name="Horizontal_20_Line"/>
      <text:h text:style-name="Heading_20_1" text:outline-level="1">🔶 Objectif : la <text:span text:style-name="Strong_20_Emphasis">Table des événements DEROULEMENT (D600)</text:span></text:h>
      <text:p text:style-name="Text_20_body">On classe les <text:span text:style-name="Source_20_Text">op_code</text:span> par fonction (phase, tour, attente, partie, notifications).</text:p>
      <text:p text:style-name="Text_20_body">Ce tableau répond à trois questions fondamentales, conformes à ton cadre :</text:p>
      <text:h text:style-name="Heading_20_3" text:outline-level="3">1. <text:span text:style-name="Strong_20_Emphasis">Impact sur l’état projeté (stable)</text:span></text:h>
      <text:p text:style-name="Text_20_body">→ Ce que l’UI considère comme <text:span text:style-name="Emphasis">état du monde</text:span> (phase, tour, actions disponibles).</text:p>
      <text:h text:style-name="Heading_20_3" text:outline-level="3">2. <text:span text:style-name="Strong_20_Emphasis">Signal d’attention</text:span></text:h>
      <text:p text:style-name="Text_20_body">→ Ce que l’interface doit faire remonter au joueur dans le journal ou par un “flash”.</text:p>
      <text:h text:style-name="Heading_20_3" text:outline-level="3">3. <text:span text:style-name="Strong_20_Emphasis">Impact sur les joueurs concernés</text:span></text:h>
      <text:p text:style-name="Text_20_body">→ Basé exclusivement sur <text:span text:style-name="Source_20_Text">data</text:span>, <text:span text:style-name="Strong_20_Emphasis">pas</text:span> sur <text:span text:style-name="Source_20_Text">recipients</text:span>.</text:p>
      <text:p text:style-name="Horizontal_20_Line"/>
      <text:h text:style-name="Heading_20_1" text:outline-level="1">🔥 1. Événements de structure : <text:span text:style-name="Source_20_Text">phase.*</text:span></text:h>
      <text:h text:style-name="Heading_20_3" text:outline-level="3">Exemples observés / attendus :</text:h>
      <text:list text:style-name="L2">
        <text:list-item>
          <text:p text:style-name="P5"><text:span text:style-name="Source_20_Text">phase.set</text:span></text:p>
        </text:list-item>
        <text:list-item>
          <text:p text:style-name="P5"><text:span text:style-name="Source_20_Text">phase.changer</text:span></text:p>
        </text:list-item>
        <text:list-item>
          <text:p text:style-name="P5"><text:span text:style-name="Source_20_Text">phase.ouvrir</text:span></text:p>
        </text:list-item>
        <text:list-item>
          <text:p text:style-name="P5"><text:span text:style-name="Source_20_Text">phase.clore</text:span></text:p>
        </text:list-item>
      </text:list>
      <text:h text:style-name="Heading_20_3" text:outline-level="3"><text:soft-page-break/>Interprétation dans ui_etat_joueur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Op code</text:p>
            </table:table-cell>
            <table:table-cell table:style-name="Tableau1.A1" office:value-type="string">
              <text:p text:style-name="Table_20_Heading">Impact état projeté</text:p>
            </table:table-cell>
            <table:table-cell table:style-name="Tableau1.A1" office:value-type="string">
              <text:p text:style-name="Table_20_Heading">Impact attention</text:p>
            </table:table-cell>
            <table:table-cell table:style-name="Tableau1.A1" office:value-type="string">
              <text:p text:style-name="Table_20_Heading">Joueurs concernés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phase.set</text:span></text:p>
          </table:table-cell>
          <table:table-cell table:style-name="Tableau1.A1" office:value-type="string">
            <text:p text:style-name="Table_20_Contents"><text:span text:style-name="Source_20_Text">etat_partie.phase = data["phase"]</text:span></text:p>
          </table:table-cell>
          <table:table-cell table:style-name="Tableau1.A1" office:value-type="string">
            <text:p text:style-name="Table_20_Contents">“Nouvelle phase : X”</text:p>
          </table:table-cell>
          <table:table-cell table:style-name="Tableau1.A1" office:value-type="string">
            <text:p text:style-name="Table_20_Contents">Tous dans la parti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phase.changer</text:span></text:p>
          </table:table-cell>
          <table:table-cell table:style-name="Tableau1.A1" office:value-type="string">
            <text:p text:style-name="Table_20_Contents">idem + <text:span text:style-name="Source_20_Text">sous_phase</text:span> si fourni</text:p>
          </table:table-cell>
          <table:table-cell table:style-name="Tableau1.A1" office:value-type="string">
            <text:p text:style-name="Table_20_Contents">“Transition vers X / Y”</text:p>
          </table:table-cell>
          <table:table-cell table:style-name="Tableau1.A1" office:value-type="string">
            <text:p text:style-name="Table_20_Contents">idem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phase.ouvrir</text:span></text:p>
          </table:table-cell>
          <table:table-cell table:style-name="Tableau1.A1" office:value-type="string">
            <text:p text:style-name="Table_20_Contents">ouvre une sous-phase</text:p>
          </table:table-cell>
          <table:table-cell table:style-name="Tableau1.A1" office:value-type="string">
            <text:p text:style-name="Table_20_Contents">“Début de la sous-phase : Y”</text:p>
          </table:table-cell>
          <table:table-cell table:style-name="Tableau1.A1" office:value-type="string">
            <text:p text:style-name="Table_20_Contents">idem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phase.clore</text:span></text:p>
          </table:table-cell>
          <table:table-cell table:style-name="Tableau1.A1" office:value-type="string">
            <text:p text:style-name="Table_20_Contents">ferme sous-phase → sous_phase = None</text:p>
          </table:table-cell>
          <table:table-cell table:style-name="Tableau1.A1" office:value-type="string">
            <text:p text:style-name="Table_20_Contents">“Sous-phase Y terminée”</text:p>
          </table:table-cell>
          <table:table-cell table:style-name="Tableau1.A1" office:value-type="string">
            <text:p text:style-name="Table_20_Contents">idem</text:p>
          </table:table-cell>
        </table:table-row>
      </table:table>
      <text:h text:style-name="Heading_20_3" text:outline-level="3">Règles conceptuelles</text:h>
      <text:list text:style-name="L3">
        <text:list-item>
          <text:p text:style-name="P6">Ces événements <text:span text:style-name="Strong_20_Emphasis">mettent à jour directement l’état projeté</text:span> → c’est le cœur du snapshot UI.</text:p>
        </text:list-item>
        <text:list-item>
          <text:p text:style-name="P6">Ils <text:span text:style-name="Strong_20_Emphasis">génèrent aussi une attention</text:span>, car ils représentent un basculement majeur du jeu.</text:p>
        </text:list-item>
      </text:list>
      <text:p text:style-name="Quotations">✔️ Double impact : mise à jour + journal</text:p>
      <text:p text:style-name="Horizontal_20_Line"/>
      <text:h text:style-name="Heading_20_1" text:outline-level="1">🔥 2. Événements du tour : <text:span text:style-name="Source_20_Text">tour.*</text:span></text:h>
      <text:h text:style-name="Heading_20_3" text:outline-level="3">Exemples / attendus :</text:h>
      <text:list text:style-name="L4">
        <text:list-item>
          <text:p text:style-name="P7"><text:span text:style-name="Source_20_Text">tour.increment</text:span></text:p>
        </text:list-item>
        <text:list-item>
          <text:p text:style-name="P7"><text:span text:style-name="Source_20_Text">tour.set</text:span></text:p>
        </text:list-item>
        <text:list-item>
          <text:p text:style-name="P7"><text:span text:style-name="Source_20_Text">tour.commencer</text:span></text:p>
        </text:list-item>
        <text:list-item>
          <text:p text:style-name="P7"><text:span text:style-name="Source_20_Text">tour.terminer</text:span></text:p>
        </text:list-item>
      </text:list>
      <text:h text:style-name="Heading_20_3" text:outline-level="3">Table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Op code</text:p>
            </table:table-cell>
            <table:table-cell table:style-name="Tableau2.A1" office:value-type="string">
              <text:p text:style-name="Table_20_Heading">Impact état projeté</text:p>
            </table:table-cell>
            <table:table-cell table:style-name="Tableau2.A1" office:value-type="string">
              <text:p text:style-name="Table_20_Heading">Impact attention</text:p>
            </table:table-cell>
            <table:table-cell table:style-name="Tableau2.A1" office:value-type="string">
              <text:p text:style-name="Table_20_Heading">Joueurs concernés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tour.increment</text:span></text:p>
          </table:table-cell>
          <table:table-cell table:style-name="Tableau2.A1" office:value-type="string">
            <text:p text:style-name="Table_20_Contents"><text:span text:style-name="Source_20_Text">etat_partie.tour += 1</text:span></text:p>
          </table:table-cell>
          <table:table-cell table:style-name="Tableau2.A1" office:value-type="string">
            <text:p text:style-name="Table_20_Contents">“Début du tour N”</text:p>
          </table:table-cell>
          <table:table-cell table:style-name="Tableau2.A1" office:value-type="string">
            <text:p text:style-name="Table_20_Contents">Tous dans la partie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tour.set</text:span></text:p>
          </table:table-cell>
          <table:table-cell table:style-name="Tableau2.A1" office:value-type="string">
            <text:p text:style-name="Table_20_Contents"><text:span text:style-name="Source_20_Text">etat_partie.tour = data["tour"]</text:span></text:p>
          </table:table-cell>
          <table:table-cell table:style-name="Tableau2.A1" office:value-type="string">
            <text:p text:style-name="Table_20_Contents">“Tour fixé à N” (s’il change vraiment)</text:p>
          </table:table-cell>
          <table:table-cell table:style-name="Tableau2.A1" office:value-type="string">
            <text:p text:style-name="Table_20_Contents">idem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tour.commencer</text:span></text:p>
          </table:table-cell>
          <table:table-cell table:style-name="Tableau2.A1" office:value-type="string">
            <text:p text:style-name="Table_20_Contents">→ équivalent à increment</text:p>
          </table:table-cell>
          <table:table-cell table:style-name="Tableau2.A1" office:value-type="string">
            <text:p text:style-name="Table_20_Contents">“Le tour N commence”</text:p>
          </table:table-cell>
          <table:table-cell table:style-name="Tableau2.A1" office:value-type="string">
            <text:p text:style-name="Table_20_Contents">idem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tour.terminer</text:span></text:p>
          </table:table-cell>
          <table:table-cell table:style-name="Tableau2.A1" office:value-type="string">
            <text:p text:style-name="Table_20_Contents">→ pas de champ à changer (peut-être phase suit)</text:p>
          </table:table-cell>
          <table:table-cell table:style-name="Tableau2.A1" office:value-type="string">
            <text:p text:style-name="Table_20_Contents">“Tour N terminé”</text:p>
          </table:table-cell>
          <table:table-cell table:style-name="Tableau2.A1" office:value-type="string">
            <text:p text:style-name="Table_20_Contents">idem</text:p>
          </table:table-cell>
        </table:table-row>
      </table:table>
      <text:h text:style-name="Heading_20_3" text:outline-level="3">Règles conceptuelles</text:h>
      <text:list text:style-name="L5">
        <text:list-item>
          <text:p text:style-name="P8">Le <text:span text:style-name="Strong_20_Emphasis">tour est une composante stable de l’état projeté</text:span>, donc ui_etat_joueur doit le refléter.</text:p>
        </text:list-item>
        <text:list-item>
          <text:p text:style-name="P8"><text:soft-page-break/>Ces événements sont aussi porteurs de sens → attention.</text:p>
        </text:list-item>
      </text:list>
      <text:p text:style-name="Horizontal_20_Line"/>
      <text:h text:style-name="Heading_20_1" text:outline-level="1">🔥 3. Événements d’attente (interaction) : <text:span text:style-name="Source_20_Text">attente.*</text:span></text:h>
      <text:h text:style-name="Heading_20_3" text:outline-level="3">Ce sont les événements <text:span text:style-name="Strong_20_Emphasis">clés</text:span> pour gérer les actions disponibles.</text:h>
      <text:h text:style-name="Heading_20_3" text:outline-level="3">Cas :</text:h>
      <text:h text:style-name="Heading_20_4" text:outline-level="4"><text:span text:style-name="Source_20_Text">attente.init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Élément</text:p>
            </table:table-cell>
            <table:table-cell table:style-name="Tableau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3.A1" office:value-type="string">
            <text:p text:style-name="Table_20_Contents">Impact état projeté</text:p>
          </table:table-cell>
          <table:table-cell table:style-name="Tableau3.A1" office:value-type="string">
            <text:p text:style-name="Table_20_Contents"><text:span text:style-name="Strong_20_Emphasis">Met à jour </text:span><text:span text:style-name="Strong_20_Emphasis"><text:span text:style-name="Source_20_Text">actions_disponibles</text:span></text:span> pour les joueurs dans <text:span text:style-name="Source_20_Text">data["joueurs"]</text:span> ou dans <text:span text:style-name="Source_20_Text">data["cibles"]</text:span>.</text:p>
          </table:table-cell>
        </table:table-row>
        <table:table-row>
          <table:table-cell table:style-name="Tableau3.A1" office:value-type="string">
            <text:p text:style-name="Table_20_Contents">Impact attention</text:p>
          </table:table-cell>
          <table:table-cell table:style-name="Tableau3.A1" office:value-type="string">
            <text:p text:style-name="Table_20_Contents">“On attend votre action : …”</text:p>
          </table:table-cell>
        </table:table-row>
        <table:table-row>
          <table:table-cell table:style-name="Tableau3.A1" office:value-type="string">
            <text:p text:style-name="Table_20_Contents">Joueurs concernés</text:p>
          </table:table-cell>
          <table:table-cell table:style-name="Tableau3.A1" office:value-type="string">
            <text:p text:style-name="Table_20_Contents">Toujours dans <text:span text:style-name="Source_20_Text">data</text:span>, jamais via <text:span text:style-name="Source_20_Text">recipients</text:span>.</text:p>
          </table:table-cell>
        </table:table-row>
      </table:table>
      <text:p text:style-name="Text_20_body">→ Cet événement doit générer les boutons d’action dans l’UI.</text:p>
      <text:h text:style-name="Heading_20_4" text:outline-level="4"><text:span text:style-name="Source_20_Text">attente.recu</text:span></text:h>
      <text:p text:style-name="Text_20_body">| Impact état projeté | aucun |<text:line-break/>| Impact attention | pour le joueur : “Votre réponse est reçue”. Pour les autres (si recipients contient): “Joueur X a répondu.” |<text:line-break/>| Joueurs concernés | <text:span text:style-name="Source_20_Text">data["joueur_id"]</text:span> |</text:p>
      <text:p text:style-name="Text_20_body">→ Permet de faire de la rétroaction douce dans le journal.</text:p>
      <text:h text:style-name="Heading_20_4" text:outline-level="4"><text:span text:style-name="Source_20_Text">attente.terminer</text:span></text:h>
      <text:p text:style-name="Text_20_body">| Impact état projeté | <text:span text:style-name="Strong_20_Emphasis">vider </text:span><text:span text:style-name="Strong_20_Emphasis"><text:span text:style-name="Source_20_Text">actions_disponibles</text:span></text:span> pour les joueurs concernés |<text:line-break/>| Impact attention | “L’attente est terminée.” |<text:line-break/>| Joueurs concernés | ceux présents dans <text:span text:style-name="Source_20_Text">data</text:span> |</text:p>
      <text:p text:style-name="Text_20_body">→ Signale que le joueur ne peut plus agir → bouton doit disparaître.</text:p>
      <text:p text:style-name="Horizontal_20_Line"/>
      <text:h text:style-name="Heading_20_1" text:outline-level="1"><text:soft-page-break/>🔥 4. Événements de partie : <text:span text:style-name="Source_20_Text">partie.*</text:span></text:h>
      <text:h text:style-name="Heading_20_2" text:outline-level="2"><text:span text:style-name="Source_20_Text">partie.terminer</text:span></text:h>
      <text:p text:style-name="Text_20_body">| Impact état projeté | <text:span text:style-name="Source_20_Text">etat_partie.phase = "TERMINEE"</text:span> |<text:line-break/>| Impact attention | “La partie est terminée : &lt;raison&gt;” |<text:line-break/>| Joueurs concernés | Tous (<text:span text:style-name="Source_20_Text">recipients</text:span> = ALL généralement) |</text:p>
      <text:h text:style-name="Heading_20_2" text:outline-level="2"><text:span text:style-name="Source_20_Text">partie.creer</text:span> (déjà traité)</text:h>
      <text:p text:style-name="Text_20_body">→ Ancrage sur la partie.</text:p>
      <text:p text:style-name="Horizontal_20_Line"/>
      <text:h text:style-name="Heading_20_1" text:outline-level="1">🔥 5. Notifications &amp; journal : <text:span text:style-name="Source_20_Text">notif.*</text:span>, <text:span text:style-name="Source_20_Text">journal</text:span></text:h>
      <text:p text:style-name="Text_20_body">Ce sont les événements purement “attention”.</text:p>
      <text:h text:style-name="Heading_20_3" text:outline-level="3">Table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Table_20_Heading">Op code</text:p>
            </table:table-cell>
            <table:table-cell table:style-name="Tableau4.A1" office:value-type="string">
              <text:p text:style-name="Table_20_Heading">Impact état projeté</text:p>
            </table:table-cell>
            <table:table-cell table:style-name="Tableau4.A1" office:value-type="string">
              <text:p text:style-name="Table_20_Heading">Impact attention</text:p>
            </table:table-cell>
            <table:table-cell table:style-name="Tableau4.A1" office:value-type="string">
              <text:p text:style-name="Table_20_Heading">Joueurs concernés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journal</text:span></text:p>
          </table:table-cell>
          <table:table-cell table:style-name="Tableau4.A1" office:value-type="string">
            <text:p text:style-name="Table_20_Contents">aucun</text:p>
          </table:table-cell>
          <table:table-cell table:style-name="Tableau4.A1" office:value-type="string">
            <text:p text:style-name="Table_20_Contents">message textuel</text:p>
          </table:table-cell>
          <table:table-cell table:style-name="Tableau4.A1" office:value-type="string">
            <text:p text:style-name="Table_20_Contents">joueurs dans <text:span text:style-name="Source_20_Text">data</text:span> ou <text:span text:style-name="Source_20_Text">recipients</text:span>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notif.*</text:span></text:p>
          </table:table-cell>
          <table:table-cell table:style-name="Tableau4.A1" office:value-type="string">
            <text:p text:style-name="Table_20_Contents">aucun</text:p>
          </table:table-cell>
          <table:table-cell table:style-name="Tableau4.A1" office:value-type="string">
            <text:p text:style-name="Table_20_Contents">message court, avertissement, info</text:p>
          </table:table-cell>
          <table:table-cell table:style-name="Tableau4.A1" office:value-type="string">
            <text:p text:style-name="Table_20_Contents">idem</text:p>
          </table:table-cell>
        </table:table-row>
      </table:table>
      <text:h text:style-name="Heading_20_3" text:outline-level="3">Règle</text:h>
      <text:list text:style-name="L6">
        <text:list-item>
          <text:p text:style-name="P9">Ces événements <text:span text:style-name="Strong_20_Emphasis">ne doivent jamais modifier l’état stable</text:span>.</text:p>
        </text:list-item>
        <text:list-item>
          <text:p text:style-name="P9">Ils alimentent le <text:span text:style-name="Strong_20_Emphasis">journal_recent</text:span>.</text:p>
        </text:list-item>
      </text:list>
      <text:p text:style-name="Horizontal_20_Line"/>
      <text:h text:style-name="Heading_20_1" text:outline-level="1">🔥 6. Cas des autres catégories (JOUEUR, DECK, PROGRAMME, AXES…)</text:h>
      <text:p text:style-name="Text_20_body">Tu as dit une chose capitale :</text:p>
      <text:p text:style-name="Quotations">L’événement doit d’abord susciter l’attention, et l’état détaillé est transmis ailleurs (API moteur).</text:p>
      <text:p text:style-name="Text_20_body">Donc :</text:p>
      <text:list text:style-name="L7">
        <text:list-item>
          <text:p text:style-name="P10"><text:soft-page-break/>Catégories hors <text:span text:style-name="Source_20_Text">DEROULEMENT</text:span> = <text:span text:style-name="Strong_20_Emphasis">attention uniquement</text:span></text:p>
        </text:list-item>
        <text:list-item>
          <text:p text:style-name="P10">L’état réel (ex. main du joueur, axes sociaux, capital collectif, scores, etc.) → <text:span text:style-name="Strong_20_Emphasis">vient du moteur </text:span><text:span text:style-name="Strong_20_Emphasis"><text:span text:style-name="Source_20_Text">/parties/{id}/etat</text:span></text:span>.</text:p>
        </text:list-item>
      </text:list>
      <text:h text:style-name="Heading_20_3" text:outline-level="3">Exemple concret : <text:span text:style-name="Source_20_Text">cab.D300.deck.defausser_main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Ce que dit l’événement</text:p>
            </table:table-cell>
            <table:table-cell table:style-name="Tableau5.A1" office:value-type="string">
              <text:p text:style-name="Table_20_Heading">Ce que ui_etat_joueur doit faire</text:p>
            </table:table-cell>
          </table:table-row>
        </table:table-header-rows>
        <table:table-row>
          <table:table-cell table:style-name="Tableau5.A1" office:value-type="string">
            <text:p text:style-name="Table_20_Contents">Un joueur a une nouvelle main</text:p>
          </table:table-cell>
          <table:table-cell table:style-name="Tableau5.A1" office:value-type="string">
            <text:p text:style-name="Table_20_Contents">Ajouter une ligne de journal : “Nouvelle main (5 cartes) distribuée.”</text:p>
          </table:table-cell>
        </table:table-row>
        <table:table-row>
          <table:table-cell table:style-name="Tableau5.A1" office:value-type="string">
            <text:p text:style-name="Table_20_Contents">data jouées : joueur_id, nb_nouvelle_main</text:p>
          </table:table-cell>
          <table:table-cell table:style-name="Tableau5.A1" office:value-type="string">
            <text:p text:style-name="Table_20_Contents">Filtrer le message pour ce joueur via recipients</text:p>
          </table:table-cell>
        </table:table-row>
        <table:table-row>
          <table:table-cell table:style-name="Tableau5.A1" office:value-type="string">
            <text:p text:style-name="Table_20_Contents">MUST NOT : reconstruire la main</text:p>
          </table:table-cell>
          <table:table-cell table:style-name="Tableau5.A1" office:value-type="string">
            <text:p text:style-name="Table_20_Contents">Le front va relire la main via moteur API</text:p>
          </table:table-cell>
        </table:table-row>
      </table:table>
      <text:p text:style-name="Horizontal_20_Line"/>
      <text:h text:style-name="Heading_20_1" text:outline-level="1">🔷 Synthèse : la <text:span text:style-name="Strong_20_Emphasis">grille finale des règles de projection</text:span></text:h>
      <text:p text:style-name="Text_20_body">Voici la version compacte pour guider ton développeur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office:value-type="string">
              <text:p text:style-name="Table_20_Heading">Famille</text:p>
            </table:table-cell>
            <table:table-cell table:style-name="Tableau6.A1" office:value-type="string">
              <text:p text:style-name="Table_20_Heading">Sous-type</text:p>
            </table:table-cell>
            <table:table-cell table:style-name="Tableau6.A1" office:value-type="string">
              <text:p text:style-name="Table_20_Heading">Impact état projeté</text:p>
            </table:table-cell>
            <table:table-cell table:style-name="Tableau6.A1" office:value-type="string">
              <text:p text:style-name="Table_20_Heading">Impact attention</text:p>
            </table:table-cell>
            <table:table-cell table:style-name="Tableau6.A1" office:value-type="string">
              <text:p text:style-name="Table_20_Heading">Notes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PHASE</text:span></text:p>
          </table:table-cell>
          <table:table-cell table:style-name="Tableau6.A1" office:value-type="string">
            <text:p text:style-name="Table_20_Contents"><text:span text:style-name="Source_20_Text">phase.*</text:span></text:p>
          </table:table-cell>
          <table:table-cell table:style-name="Tableau6.A1" office:value-type="string">
            <text:p text:style-name="Table_20_Contents">phase/sous_phase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double impact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TOUR</text:span></text:p>
          </table:table-cell>
          <table:table-cell table:style-name="Tableau6.A1" office:value-type="string">
            <text:p text:style-name="Table_20_Contents"><text:span text:style-name="Source_20_Text">tour.*</text:span></text:p>
          </table:table-cell>
          <table:table-cell table:style-name="Tableau6.A1" office:value-type="string">
            <text:p text:style-name="Table_20_Contents">tour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idem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ATTENTE</text:span></text:p>
          </table:table-cell>
          <table:table-cell table:style-name="Tableau6.A1" office:value-type="string">
            <text:p text:style-name="Table_20_Contents"><text:span text:style-name="Source_20_Text">attente.init</text:span></text:p>
          </table:table-cell>
          <table:table-cell table:style-name="Tableau6.A1" office:value-type="string">
            <text:p text:style-name="Table_20_Contents">actions_disponibles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bouton d’action</text:p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Table_20_Contents"><text:span text:style-name="Source_20_Text">attente.recu</text:span></text:p>
          </table:table-cell>
          <table:table-cell table:style-name="Tableau6.A1" office:value-type="string">
            <text:p text:style-name="Table_20_Contents">—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trace locale</text:p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Table_20_Contents"><text:span text:style-name="Source_20_Text">attente.terminer</text:span></text:p>
          </table:table-cell>
          <table:table-cell table:style-name="Tableau6.A1" office:value-type="string">
            <text:p text:style-name="Table_20_Contents">vider actions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fin d’interaction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ARTIE</text:span></text:p>
          </table:table-cell>
          <table:table-cell table:style-name="Tableau6.A1" office:value-type="string">
            <text:p text:style-name="Table_20_Contents"><text:span text:style-name="Source_20_Text">partie.terminer</text:span></text:p>
          </table:table-cell>
          <table:table-cell table:style-name="Tableau6.A1" office:value-type="string">
            <text:p text:style-name="Table_20_Contents">phase = TERMINEE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redirection UI potentielle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NOTIFS</text:span></text:p>
          </table:table-cell>
          <table:table-cell table:style-name="Tableau6.A1" office:value-type="string">
            <text:p text:style-name="Table_20_Contents"><text:span text:style-name="Source_20_Text">notif.*</text:span> / <text:span text:style-name="Source_20_Text">journal</text:span></text:p>
          </table:table-cell>
          <table:table-cell table:style-name="Tableau6.A1" office:value-type="string">
            <text:p text:style-name="Table_20_Contents">—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jamais modifier état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AUTRES (DECK, JOUEUR, AXES…)</text:span></text:p>
          </table:table-cell>
          <table:table-cell table:style-name="Tableau6.A1" office:value-type="string">
            <text:p text:style-name="Table_20_Contents">tous</text:p>
          </table:table-cell>
          <table:table-cell table:style-name="Tableau6.A1" office:value-type="string">
            <text:p text:style-name="Table_20_Contents">—</text:p>
          </table:table-cell>
          <table:table-cell table:style-name="Tableau6.A1" office:value-type="string">
            <text:p text:style-name="Table_20_Contents">oui</text:p>
          </table:table-cell>
          <table:table-cell table:style-name="Tableau6.A1" office:value-type="string">
            <text:p text:style-name="Table_20_Contents"><text:span text:style-name="Strong_20_Emphasis">jamais impact état</text:span></text:p>
          </table:table-cell>
        </table:table-row>
      </table:table>
      <text:h text:style-name="P1" text:outline-level="1"><text:line-break/><text:line-break/></text:h>
      <text:h text:style-name="P2" text:outline-level="1">✅ 1. Architecture finale proposée</text:h>
      <text:p text:style-name="Table_20_Contents">ui_etat_joueur/</text:p>
      <text:p text:style-name="Table_20_Contents"><text:s text:c="4"/>app.py</text:p>
      <text:p text:style-name="Table_20_Contents"><text:s text:c="4"/>domaine.py <text:s text:c="8"/>← modèles : JoueurEtat, JoueurAncrage, JournalEntree</text:p>
      <text:p text:style-name="Table_20_Contents"><text:s text:c="4"/>repository.py <text:s text:c="5"/>← stockage en mémoire (ancrage, état projeté)</text:p>
      <text:p text:style-name="Table_20_Contents"><text:s text:c="4"/>kafka_consumer.py <text:s/>← dispatch des événements</text:p>
      <text:p text:style-name="Table_20_Contents"><text:s text:c="4"/>projection/</text:p>
      <text:p text:style-name="Table_20_Contents"><text:s text:c="8"/>__init__.py</text:p>
      <text:p text:style-name="Table_20_Contents"><text:s text:c="8"/>regles.py <text:s text:c="5"/>← table déclarative des règles ! 🔥</text:p>
      <text:p text:style-name="Table_20_Contents"><text:s text:c="8"/>phase.py <text:s text:c="6"/>← traitement des op phase.*</text:p>
      <text:p text:style-name="Table_20_Contents"><text:s text:c="8"/>tour.py <text:s text:c="7"/>← traitement des op tour.*</text:p>
      <text:p text:style-name="Table_20_Contents"><text:s text:c="8"/>attente.py <text:s text:c="4"/>← traitement attente.init/recu/terminer</text:p>
      <text:p text:style-name="Table_20_Contents"><text:s text:c="8"/>partie.py <text:s text:c="5"/>← traitement partie.terminer</text:p>
      <text:p text:style-name="Table_20_Contents"><text:s text:c="8"/>notifications.py ← journal + notif.*</text:p>
      <text:p text:style-name="Table_20_Contents"><text:s text:c="8"/>autres.py <text:s text:c="5"/>← deck.*, joueur.*, axes.*, etc.</text:p>
      <text:p text:style-name="Table_20_Contents"/>
      <text:p text:style-name="Table_20_Contents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1:37:55.524392979</meta:creation-date>
    <dc:date>2025-12-03T20:27:15.541856690</dc:date>
    <meta:editing-duration>PT8H37M53S</meta:editing-duration>
    <meta:editing-cycles>2</meta:editing-cycles>
    <meta:generator>LibreOffice/24.2.7.2$Linux_X86_64 LibreOffice_project/420$Build-2</meta:generator>
    <meta:document-statistic meta:table-count="6" meta:image-count="0" meta:object-count="0" meta:page-count="6" meta:paragraph-count="195" meta:word-count="895" meta:character-count="5822" meta:non-whitespace-character-count="5006"/>
  </office:meta>
</office:document-meta>
</file>